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bold" officeooo:rsid="00254eab" officeooo:paragraph-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P3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4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5" style:family="paragraph" style:parent-style-name="Text_20_body_20__28_user_29_">
      <style:paragraph-properties fo:text-align="center" style:justify-single-word="false"/>
      <style:text-properties fo:font-size="14pt" fo:font-weight="bold" officeooo:rsid="0023489d" officeooo:paragraph-rsid="0023489d" style:font-size-asian="14pt" style:font-weight-asian="bold"/>
    </style:style>
    <style:style style:name="P6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7" style:family="paragraph" style:parent-style-name="Text_20_body_20__28_user_29_">
      <style:paragraph-properties fo:text-align="justify" style:justify-single-word="false"/>
      <style:text-properties officeooo:paragraph-rsid="004194eb"/>
    </style:style>
    <style:style style:name="P8" style:family="paragraph" style:parent-style-name="Text_20_body_20__28_user_29_">
      <style:paragraph-properties fo:text-align="justify" style:justify-single-word="false"/>
      <style:text-properties officeooo:rsid="004058f1" officeooo:paragraph-rsid="004058f1"/>
    </style:style>
    <style:style style:name="P9" style:family="paragraph" style:parent-style-name="Text_20_body_20__28_user_29_">
      <style:paragraph-properties fo:text-align="justify" style:justify-single-word="false"/>
      <style:text-properties officeooo:rsid="004194eb" officeooo:paragraph-rsid="004194eb"/>
    </style:style>
    <style:style style:name="P10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1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12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13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14" style:family="paragraph" style:parent-style-name="Text_20_body_20__28_user_29_" style:list-style-name="L1">
      <style:paragraph-properties fo:text-align="justify" style:justify-single-word="false"/>
      <style:text-properties style:font-name="Helvetica" fo:font-size="11pt" fo:language="es" fo:country="ES" fo:font-weight="normal" officeooo:rsid="0023853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1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1e8ff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1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4058f1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1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4194eb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18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2f9737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19" style:family="paragraph" style:parent-style-name="Text_20_body_20__28_user_29_" style:list-style-name="L2">
      <style:paragraph-properties fo:text-align="justify" style:justify-single-word="false"/>
      <style:text-properties officeooo:rsid="004058f1" officeooo:paragraph-rsid="004058f1"/>
    </style:style>
    <style:style style:name="P20" style:family="paragraph" style:parent-style-name="Text_20_body_20__28_user_29_" style:list-style-name="L2">
      <style:paragraph-properties fo:text-align="justify" style:justify-single-word="false"/>
      <style:text-properties fo:font-style="italic" officeooo:rsid="004058f1" officeooo:paragraph-rsid="004058f1" style:font-style-asian="italic" style:font-style-complex="italic"/>
    </style:style>
    <style:style style:name="P21" style:family="paragraph" style:parent-style-name="Text_20_body_20__28_user_29_">
      <style:paragraph-properties fo:text-align="justify" style:justify-single-word="false"/>
      <style:text-properties style:font-name="Courier New1" fo:font-size="11pt" fo:language="es" fo:country="ES" fo:font-weight="normal" officeooo:rsid="004194eb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22" style:family="paragraph" style:parent-style-name="Text_20_body_20__28_user_29_" style:list-style-name="L2">
      <style:paragraph-properties fo:text-align="justify" style:justify-single-word="false" fo:break-before="page"/>
      <style:text-properties style:font-name="Helvetica" fo:font-size="11pt" fo:language="es" fo:country="ES" fo:font-style="normal" fo:font-weight="normal" officeooo:rsid="0023853a" officeooo:paragraph-rsid="004058f1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1e8ff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43dff4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0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1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2" style:family="text">
      <style:text-properties style:font-name="Helvetica" fo:font-size="11pt" fo:language="es" fo:country="ES" fo:font-weight="bold" officeooo:rsid="004194e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3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14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15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16" style:family="text">
      <style:text-properties style:font-name="Helvetica" fo:font-size="11pt" fo:language="es" fo:country="ES" fo:font-style="normal" fo:font-weight="bold" officeooo:rsid="004194eb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17" style:family="text">
      <style:text-properties style:font-name="Helvetica" fo:font-size="11pt" fo:language="es" fo:country="ES" fo:font-style="normal" fo:font-weight="bold" officeooo:rsid="0045b7de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18" style:family="text">
      <style:text-properties style:font-name="Helvetica" fo:font-size="11pt" fo:language="es" fo:country="ES" fo:font-style="normal" fo:font-weight="normal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19" style:family="text">
      <style:text-properties style:font-name="Helvetica" fo:font-size="11pt" fo:language="es" fo:country="ES" fo:font-style="normal" fo:font-weight="normal" officeooo:rsid="004194e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20" style:family="text">
      <style:text-properties style:font-name="Helvetica" fo:font-size="11pt" fo:language="es" fo:country="ES" fo:font-style="normal" fo:font-weight="normal" officeooo:rsid="0045b7de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21" style:family="text">
      <style:text-properties officeooo:rsid="00361400"/>
    </style:style>
    <style:style style:name="T22" style:family="text">
      <style:text-properties officeooo:rsid="003e8bdc"/>
    </style:style>
    <style:style style:name="T23" style:family="text">
      <style:text-properties officeooo:rsid="004058f1"/>
    </style:style>
    <style:style style:name="T24" style:family="text">
      <style:text-properties officeooo:rsid="0043899d"/>
    </style:style>
    <style:style style:name="T25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AMEN PRÁCTICAS <text:span text:style-name="T23">(Simulacro)</text:span></text:p>
      <text:p text:style-name="P5">ARQUITECTURA DE COMPUTADORES (RISC-V)</text:p>
      <text:p text:style-name="P6">Fuenlabrada, 2<text:span text:style-name="T23">7</text:span> /<text:span text:style-name="T24">29 </text:span>de <text:span text:style-name="T23">Noviembre</text:span> de 201<text:span text:style-name="T22">9</text:span></text:p>
      <text:p text:style-name="P3"/>
      <text:p text:style-name="P4"><text:span text:style-name="T10">A</text:span><text:span text:style-name="T9">VISO</text:span><text:span text:style-name="T1">: Asegúrate que tus programas </text:span><text:span text:style-name="T9">cumplen</text:span><text:span text:style-name="T1"> con los siguientes criterios. Si no se cumple alguno de ellos la </text:span><text:span text:style-name="T9">nota máxima</text:span><text:span text:style-name="T1"> de tu examen será de </text:span><text:span text:style-name="T9">2 puntos</text:span></text:p>
      <text:list xml:id="list269345703" text:style-name="L1">
        <text:list-item>
          <text:p text:style-name="P12"><text:span text:style-name="T9">Cumplimiento de especificaciones</text:span><text:span text:style-name="T1">. Se debe</text:span><text:span text:style-name="T5">n</text:span><text:span text:style-name="T1"> cumplir las especificaciones indicadas en el enunciado: nombres de funciones, nombres de archivos, </text:span><text:span text:style-name="T6">funcionalidad, </text:span><text:span text:style-name="T1">etc. Compruébalo antes de entregar el examen</text:span></text:p>
        </text:list-item>
        <text:list-item>
          <text:p text:style-name="P12"><text:span text:style-name="T15">Respetar el convenio</text:span><text:span text:style-name="T1">. </text:span><text:span text:style-name="T3">Resuelve las preguntas </text:span><text:span text:style-name="T11">sin violar</text:span><text:span text:style-name="T3"> el convenio del uso de registros</text:span></text:p>
        </text:list-item>
        <text:list-item>
          <text:p text:style-name="P13"><text:span text:style-name="T9">Sin errores en tiempo de ejecución</text:span><text:span text:style-name="T1"> (Runtime errors). Tus programas no deben generar excepciones al ejecutarse</text:span></text:p>
          <text:p text:style-name="P14"/>
        </text:list-item>
      </text:list>
      <text:p text:style-name="P15"/>
      <text:p text:style-name="P8"><text:span text:style-name="T2">C</text:span><text:span text:style-name="T1">omo parte de una interfaz en línea de comandos se necesitan crear funciones para </text:span><text:span text:style-name="T9">copiar cadenas</text:span><text:span text:style-name="T1"> de una zona de memoria a otra y </text:span><text:span text:style-name="T9">pasarlas a mayúsculas</text:span><text:span text:style-name="T1">. Estas son las tres funciones necesarias:</text:span></text:p>
      <text:p text:style-name="P16"/>
      <text:list xml:id="list3067481645" text:style-name="L2">
        <text:list-item>
          <text:p text:style-name="P19"><text:span text:style-name="T13">void copiar(psrc, pdest)</text:span><text:span text:style-name="T1">: Tiene </text:span><text:span text:style-name="T9">dos parámetros</text:span><text:span text:style-name="T1"> de entradas, uno es el puntero a la cadena origen y el segundo un puntero a la zona de memoria destino. </text:span><text:span text:style-name="T9">No devuelve</text:span><text:span text:style-name="T1"> ningún valor. Debe copiar la cadena </text:span><text:span text:style-name="T8">origen</text:span><text:span text:style-name="T1"> a la zona indicada por el puntero destino. Se utilizará un </text:span><text:span text:style-name="T9">algoritmo iterativo</text:span></text:p>
        </text:list-item>
        <text:list-item>
          <text:p text:style-name="P19"><text:span text:style-name="T13">void upper(pcad)</text:span><text:span text:style-name="T18">: Tiene </text:span><text:span text:style-name="T15">un único parámetro de entrada</text:span><text:span text:style-name="T18">: </text:span><text:span text:style-name="T20">el</text:span><text:span text:style-name="T18"> puntero a la cadena a convertir a mayúsculas. </text:span><text:span text:style-name="T15">No devuelve</text:span><text:span text:style-name="T18"> ningún valor. E</text:span><text:span text:style-name="T20">st</text:span><text:span text:style-name="T18">a función convierte a mayúsculas la cadena </text:span><text:span text:style-name="T20">indicada</text:span><text:span text:style-name="T18">. Sólo debe</text:span><text:span text:style-name="T20">n</text:span><text:span text:style-name="T18"> pasar a mayúsculas los caracteres de la </text:span><text:span text:style-name="T13">‘a’</text:span><text:span text:style-name="T18"> a la </text:span><text:span text:style-name="T13">‘z’</text:span><text:span text:style-name="T18">, dejando el resto como están. Por ejemplo, la cadena </text:span><text:span text:style-name="T13">“--==Hola...”</text:span><text:span text:style-name="T18"> se convertirá en </text:span><text:span text:style-name="T13">“--==HOLA...”</text:span><text:span text:style-name="T18">. </text:span><text:span text:style-name="T19">Se utilizará un </text:span><text:span text:style-name="T16">algoritmo iterativo</text:span></text:p>
        </text:list-item>
        <text:list-item>
          <text:p text:style-name="P20"><text:span text:style-name="T1">void procesar(psrc, pdest): </text:span><text:span text:style-name="T19">Tiene </text:span><text:span text:style-name="T16">dos parámetros de entrada</text:span><text:span text:style-name="T19">, uno es el puntero a la cadena origen y el otro un puntero a la zona dode depositar la cadena resultado. </text:span><text:span text:style-name="T17">No devuelve</text:span><text:span text:style-name="T20"> ningún valor. </text:span><text:span text:style-name="T19">Esta función copia la cadena origen en la zona destino y la convierte a mayúsculas. Para ello debe invocar a las funciones </text:span><text:span text:style-name="T7">copiar()</text:span><text:span text:style-name="T19"> y </text:span><text:span text:style-name="T7">upper() </text:span><text:span text:style-name="T19">en el orden correcto</text:span></text:p>
          <text:p text:style-name="P22"/>
        </text:list-item>
      </text:list>
      <text:p text:style-name="P2">Se pi<text:span text:style-name="T21">d</text:span>e:</text:p>
      <text:p text:style-name="P10"><text:span text:style-name="T1">1. </text:span><text:span text:style-name="T7">Implementar la función </text:span><text:span text:style-name="T14">upper()</text:span><text:span text:style-name="T7"> en el fichero </text:span><text:span text:style-name="T12">upper.s</text:span><text:span text:style-name="T7">. (3 puntos)</text:span></text:p>
      <text:p text:style-name="P7"><text:span text:style-name="T4">2. </text:span><text:span text:style-name="T7">Implementar la función copiar() en el fichero </text:span><text:span text:style-name="T12">copiar.s</text:span><text:span text:style-name="T7"> (3 puntos)</text:span></text:p>
      <text:p text:style-name="P9"><text:span text:style-name="T1">3. Implementar la función </text:span><text:span text:style-name="T13">procesar()</text:span><text:span text:style-name="T1"> en el fichero </text:span><text:span text:style-name="T9">procesar.s</text:span><text:span text:style-name="T1"> (2 puntos)</text:span></text:p>
      <text:p text:style-name="P9"><text:span text:style-name="T1">4. Crear un </text:span><text:span text:style-name="T9">programa principal</text:span><text:span text:style-name="T1"> en el fichero </text:span><text:span text:style-name="T9">main.s</text:span><text:span text:style-name="T1">. Pedirá una cadena al usuario y llamará a la función </text:span><text:span text:style-name="T13">procesar()</text:span><text:span text:style-name="T1">. Después deberá imprimir la cadena procesada y luego la original. Este es un ejemplo de una interacción con un usuario: (2 puntos)</text:span></text:p>
      <text:p text:style-name="P17"/>
      <text:p text:style-name="P21">Introduce una cadena: <text:s/>**Hola--</text:p>
      <text:p text:style-name="P21">Cadena procesada: **HOLA--</text:p>
      <text:p text:style-name="P21">Cadena original: **Hola--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1"><draw:text-box fo:min-height="0.0228in" fo:min-width="0.0161in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19-11-27T08:43:13.772448867</dc:date>
    <meta:editing-cycles>120</meta:editing-cycles>
    <meta:editing-duration>PT14H55M41S</meta:editing-duration>
    <meta:generator>LibreOffice/6.0.7.3$Linux_X86_64 LibreOffice_project/00m0$Build-3</meta:generator>
    <meta:document-statistic meta:table-count="0" meta:image-count="0" meta:object-count="0" meta:page-count="2" meta:paragraph-count="22" meta:word-count="400" meta:character-count="2417" meta:non-whitespace-character-count="2046"/>
  </office:meta>
</office:document-meta>
</file>